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Прадвызначана">
        <draw:custom-shape draw:style-name="gr1" draw:text-style-name="P1" draw:layer="layout" svg:width="7cm" svg:height="7cm" svg:x="6cm" svg:y="8cm">
          <text:p text:style-name="P1">CPU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8cm">
          <text:p text:style-name="P1">B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4cm" svg:y="11cm">
          <text:p text:style-name="P1">GPS/GS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13.5cm">
          <text:p text:style-name="P1">temp.</text:p>
          <text:p text:style-name="P1">sens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2cm" svg:y="17cm">
          <text:p text:style-name="P1">GPIO ext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8cm" svg:y="17cm">
          <text:p text:style-name="P1">RS-48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5cm" svg:x="10.8cm" svg:y="17cm">
          <text:p text:style-name="P1">Eth PH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6cm" svg:x="2cm" svg:y="9.6cm">
          <text:p text:style-name="P1">SD/MM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cm" svg:y="2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cm" svg:y="12cm">
          <text:p text:style-name="P1">USB</text:p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0cm">
          <text:p text:style-name="P1"><text:span text:style-name="T1">SD/MM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8.3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9cm" svg:x="6cm" svg:y="12cm">
          <text:p text:style-name="P1">USB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12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1cm" svg:y="11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7.9cm 9.9cm)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9.3cm 15cm)">
          <text:p text:style-name="P1">I2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6.3cm 15cm)">
          <text:p text:style-name="P1">GPI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10.3cm 15cm)">
          <text:p text:style-name="P1">E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8.3cm 15cm)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9cm" svg:x="11cm" svg:y="9.3cm">
          <text:p text:style-name="P1">USB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cm" svg:x="17cm" svg:y="9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5cm" svg:x="5.5cm" svg:y="17cm">
          <text:p text:style-name="P1">PW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7.3cm 15cm)">
          <text:p text:style-name="P1">PW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cm" draw:transform="rotate (1.5707963267949) translate (8.9cm 9.9cm)">
          <text:p text:style-name="P1">JTA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3.5cm" svg:x2="4cm" svg:y2="3.5cm">
          <text:p/>
        </draw:line>
        <draw:line draw:style-name="gr2" draw:text-style-name="P1" draw:layer="layout" svg:x1="13cm" svg:y1="8.8cm" svg:x2="14cm" svg:y2="8.8cm">
          <text:p/>
        </draw:line>
        <draw:line draw:style-name="gr2" draw:text-style-name="P1" draw:layer="layout" svg:x1="17.6cm" svg:y1="11cm" svg:x2="17.6cm" svg:y2="10cm">
          <text:p/>
        </draw:line>
        <draw:line draw:style-name="gr2" draw:text-style-name="P1" draw:layer="layout" svg:x1="13cm" svg:y1="11.5cm" svg:x2="14cm" svg:y2="11.5cm">
          <text:p/>
        </draw:line>
        <draw:line draw:style-name="gr2" draw:text-style-name="P1" draw:layer="layout" svg:x1="13cm" svg:y1="12.5cm" svg:x2="14cm" svg:y2="12.5cm">
          <text:p/>
        </draw:line>
        <draw:line draw:style-name="gr2" draw:text-style-name="P1" draw:layer="layout" svg:x1="6cm" svg:y1="10.5cm" svg:x2="5cm" svg:y2="10.5cm">
          <text:p/>
        </draw:line>
        <draw:line draw:style-name="gr2" draw:text-style-name="P1" draw:layer="layout" svg:x1="6cm" svg:y1="12.4cm" svg:x2="4cm" svg:y2="12.4cm">
          <text:p/>
        </draw:line>
        <draw:line draw:style-name="gr2" draw:text-style-name="P1" draw:layer="layout" svg:x1="6.9cm" svg:y1="15cm" svg:x2="3.6cm" svg:y2="17cm">
          <text:p/>
        </draw:line>
        <draw:line draw:style-name="gr2" draw:text-style-name="P1" draw:layer="layout" svg:x1="7.8cm" svg:y1="15cm" svg:x2="6.6cm" svg:y2="17cm">
          <text:p/>
        </draw:line>
        <draw:line draw:style-name="gr2" draw:text-style-name="P1" draw:layer="layout" svg:x1="8.8cm" svg:y1="15cm" svg:x2="8.8cm" svg:y2="17cm">
          <text:p/>
        </draw:line>
        <draw:line draw:style-name="gr2" draw:text-style-name="P1" draw:layer="layout" svg:x1="10.8cm" svg:y1="15cm" svg:x2="11.6cm" svg:y2="17cm">
          <text:p/>
        </draw:line>
        <draw:custom-shape draw:style-name="gr1" draw:text-style-name="P3" draw:layer="layout" svg:width="1.6cm" svg:height="1cm" svg:x="11.4cm" svg:y="13.7cm">
          <text:p text:style-name="P3"><text:span text:style-name="T2">GPIO/I2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cm" svg:y1="14.4cm" svg:x2="14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e" fo:country="BY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Аб_27_ект_20_без_20_заліўкі_20_і_20_ліній" style:display-name="Аб'ект без заліўкі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радвызначана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20:49:52.663337438</meta:creation-date>
    <dc:date>2014-01-30T21:32:53.370157335</dc:date>
    <meta:editing-duration>PT12M10S</meta:editing-duration>
    <meta:editing-cycles>1</meta:editing-cycles>
    <meta:document-statistic meta:object-count="38"/>
    <meta:generator>LibreOffice/4.1.4.2$Linux_x86 LibreOffice_project/410m0$Build-2</meta:generator>
  </office:meta>
</office:document-meta>
</file>